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9f8" officeooo:paragraph-rsid="000899f8"/>
    </style:style>
    <style:style style:name="P2" style:family="paragraph" style:parent-style-name="Standard">
      <style:text-properties officeooo:rsid="000a3bc0" officeooo:paragraph-rsid="000a3bc0"/>
    </style:style>
    <style:style style:name="P3" style:family="paragraph" style:parent-style-name="Standard">
      <style:text-properties officeooo:rsid="0018060a" officeooo:paragraph-rsid="0018060a"/>
    </style:style>
    <style:style style:name="P4" style:family="paragraph" style:parent-style-name="Standard">
      <style:text-properties officeooo:rsid="0019ff1f" officeooo:paragraph-rsid="0019ff1f"/>
    </style:style>
    <style:style style:name="P5" style:family="paragraph" style:parent-style-name="Standard">
      <style:text-properties officeooo:rsid="0019ff1f" officeooo:paragraph-rsid="0028ef40"/>
    </style:style>
    <style:style style:name="P6" style:family="paragraph" style:parent-style-name="Standard">
      <style:text-properties officeooo:rsid="001e28c5" officeooo:paragraph-rsid="001e28c5"/>
    </style:style>
    <style:style style:name="P7" style:family="paragraph" style:parent-style-name="Standard">
      <style:text-properties officeooo:rsid="002194de" officeooo:paragraph-rsid="002194de"/>
    </style:style>
    <style:style style:name="P8" style:family="paragraph" style:parent-style-name="Standard">
      <style:text-properties officeooo:rsid="002462cc" officeooo:paragraph-rsid="002462cc"/>
    </style:style>
    <style:style style:name="P9" style:family="paragraph" style:parent-style-name="Standard">
      <style:text-properties fo:font-weight="bold" officeooo:rsid="00323f44" officeooo:paragraph-rsid="00323f44" style:font-weight-asian="bold" style:font-weight-complex="bold"/>
    </style:style>
    <style:style style:name="P10" style:family="paragraph" style:parent-style-name="Standard">
      <style:text-properties officeooo:rsid="003f6a64" officeooo:paragraph-rsid="003f6a64"/>
    </style:style>
    <style:style style:name="P11" style:family="paragraph" style:parent-style-name="Standard">
      <style:text-properties officeooo:rsid="004ecd70" officeooo:paragraph-rsid="004ecd70"/>
    </style:style>
    <style:style style:name="P12" style:family="paragraph" style:parent-style-name="Standard">
      <style:text-properties officeooo:rsid="00345e44" officeooo:paragraph-rsid="00345e44"/>
    </style:style>
    <style:style style:name="P13" style:family="paragraph" style:parent-style-name="Standard">
      <style:text-properties officeooo:rsid="00345e44" officeooo:paragraph-rsid="005c3d46"/>
    </style:style>
    <style:style style:name="T1" style:family="text">
      <style:text-properties officeooo:rsid="000a3bc0"/>
    </style:style>
    <style:style style:name="T2" style:family="text">
      <style:text-properties officeooo:rsid="000b9ab9"/>
    </style:style>
    <style:style style:name="T3" style:family="text">
      <style:text-properties officeooo:rsid="001b3260"/>
    </style:style>
    <style:style style:name="T4" style:family="text">
      <style:text-properties officeooo:rsid="0036e2b6"/>
    </style:style>
    <style:style style:name="T5" style:family="text">
      <style:text-properties officeooo:rsid="003df23c"/>
    </style:style>
    <style:style style:name="T6" style:family="text">
      <style:text-properties officeooo:rsid="0053208a"/>
    </style:style>
    <style:style style:name="T7" style:family="text">
      <style:text-properties officeooo:rsid="0055dbb3"/>
    </style:style>
    <style:style style:name="T8" style:family="text">
      <style:text-properties officeooo:rsid="0057831f"/>
    </style:style>
    <style:style style:name="T9" style:family="text">
      <style:text-properties officeooo:rsid="005a5df8"/>
    </style:style>
    <style:style style:name="T10" style:family="text">
      <style:text-properties officeooo:rsid="005fcf86"/>
    </style:style>
    <style:style style:name="T11" style:family="text">
      <style:text-properties officeooo:rsid="0061d307"/>
    </style:style>
    <style:style style:name="T12" style:family="text">
      <style:text-properties officeooo:rsid="0066f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eatures and Highlights</text:p>
      <text:p text:style-name="P1"/>
      <text:p text:style-name="P1"/>
      <text:p text:style-name="P1">High Performance Java Server <text:span text:style-name="T5">built using</text:span> Spring Boot</text:p>
      <text:p text:style-name="P1"/>
      <text:p text:style-name="P10">Easy installation using Docker Image<text:span text:style-name="T12">s</text:span></text:p>
      <text:p text:style-name="P1"/>
      <text:p text:style-name="P3">Single app for Delivery, Vendors and Admin</text:p>
      <text:p text:style-name="P3"/>
      <text:p text:style-name="P12"><text:span text:style-name="T7">Add </text:span>Staff <text:span text:style-name="T7">Members </text:span><text:span text:style-name="T8">and</text:span> Permissions <text:span text:style-name="T9">for Admins</text:span></text:p>
      <text:p text:style-name="P12"/>
      <text:p text:style-name="P13"><text:span text:style-name="T7">Add </text:span>Staff <text:span text:style-name="T7">Members </text:span><text:span text:style-name="T8">and</text:span> Permissions <text:span text:style-name="T9">for </text:span><text:span text:style-name="T10">Shop</text:span><text:span text:style-name="T9"> Admins</text:span></text:p>
      <text:p text:style-name="P3"/>
      <text:p text:style-name="P4"><text:span text:style-name="T11">Multiple Payment Options</text:span> – <text:span text:style-name="T3">RazorPay, COD, POD</text:span></text:p>
      <text:p text:style-name="P4"/>
      <text:p text:style-name="P5"><text:span text:style-name="T1">Most Advance </text:span><text:span text:style-name="T2">Bulk Order Delivery System </text:span><text:span text:style-name="T6">for Local Delivery</text:span></text:p>
      <text:p text:style-name="P5"/>
      <text:p text:style-name="P5"><text:span text:style-name="T4">Multiple Delivery Options - </text:span>Delivery By Vendor and Delivery By Market</text:p>
      <text:p text:style-name="P4"/>
      <text:p text:style-name="P6">Push Notifcations using FCM</text:p>
      <text:p text:style-name="P6"/>
      <text:p text:style-name="P7">Login using Email OTP and Phone OTP</text:p>
      <text:p text:style-name="P7"/>
      <text:p text:style-name="P8">Email and SMS Integration</text:p>
      <text:p text:style-name="P8"/>
      <text:p text:style-name="P11">Discounts and Savings Indicator</text:p>
      <text:p text:style-name="P11"/>
      <text:p text:style-name="P11"/>
      <text:p text:style-name="P8"/>
      <text:p text:style-name="P8"/>
      <text:p text:style-name="P8"/>
      <text:p text:style-name="P8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16:48.100910280</meta:creation-date>
    <meta:generator>LibreOffice/6.4.4.2$Linux_X86_64 LibreOffice_project/40$Build-2</meta:generator>
    <dc:date>2020-07-23T10:34:50.256542689</dc:date>
    <meta:editing-duration>PT15H46M13S</meta:editing-duration>
    <meta:editing-cycles>44</meta:editing-cycles>
    <meta:document-statistic meta:table-count="0" meta:image-count="0" meta:object-count="0" meta:page-count="1" meta:paragraph-count="13" meta:word-count="83" meta:character-count="537" meta:non-whitespace-character-count="466"/>
  </office:meta>
</office:document-meta>
</file>